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63mm"/>
    </style:style>
    <style:style style:name="co9" style:family="table-column">
      <style:table-column-properties fo:break-before="auto" style:column-width="26.72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4" office:value-type="string" calcext:value-type="string">
            <text:p>Promedio móvil 12 meses</text:p>
          </table:table-cell>
          <table:table-cell table:style-name="ce24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4" office:value-type="string" calcext:value-type="string">
            <text:p>Indice Estacional</text:p>
          </table:table-cell>
          <table:table-cell table:style-name="ce24" office:value-type="string" calcext:value-type="string">
            <text:p>Serie desestacionalizada</text:p>
          </table:table-cell>
          <table:table-cell table:style-name="ce24" office:value-type="string" calcext:value-type="string">
            <text:p>Exportaciones (dólares)</text:p>
          </table:table-cell>
          <table:table-cell table:style-name="ce15" office:value-type="string" calcext:value-type="string">
            <text:p>Importaciones (dólares)</text:p>
          </table:table-cell>
          <table:table-cell table:number-columns-repeated="1012"/>
        </table:table-row>
        <table:table-row table:style-name="ro2">
          <table:table-cell table:style-name="ce17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88900000" calcext:value-type="float">
            <text:p>3388900000</text:p>
          </table:table-cell>
          <table:table-cell office:value-type="float" office:value="2951000000" calcext:value-type="float">
            <text:p>29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5100000" calcext:value-type="float">
            <text:p>3585100000</text:p>
          </table:table-cell>
          <table:table-cell office:value-type="float" office:value="2790700000" calcext:value-type="float">
            <text:p>2790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0300000" calcext:value-type="float">
            <text:p>4170300000</text:p>
          </table:table-cell>
          <table:table-cell office:value-type="float" office:value="3422100000" calcext:value-type="float">
            <text:p>3422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6800000" calcext:value-type="float">
            <text:p>4296800000</text:p>
          </table:table-cell>
          <table:table-cell office:value-type="float" office:value="3060800000" calcext:value-type="float">
            <text:p>3060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49800000" calcext:value-type="float">
            <text:p>4849800000</text:p>
          </table:table-cell>
          <table:table-cell office:value-type="float" office:value="3542100000" calcext:value-type="float">
            <text:p>3542100000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18800000" calcext:value-type="float">
            <text:p>4518800000</text:p>
          </table:table-cell>
          <table:table-cell office:value-type="float" office:value="3578900000" calcext:value-type="float">
            <text:p>357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0900000" calcext:value-type="float">
            <text:p>4610900000</text:p>
          </table:table-cell>
          <table:table-cell office:value-type="float" office:value="4125800000" calcext:value-type="float">
            <text:p>412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18900000" calcext:value-type="float">
            <text:p>4918900000</text:p>
          </table:table-cell>
          <table:table-cell office:value-type="float" office:value="4606300000" calcext:value-type="float">
            <text:p>4606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17300000" calcext:value-type="float">
            <text:p>4817300000</text:p>
          </table:table-cell>
          <table:table-cell office:value-type="float" office:value="3963000000" calcext:value-type="float">
            <text:p>39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25000000" calcext:value-type="float">
            <text:p>5525000000</text:p>
          </table:table-cell>
          <table:table-cell office:value-type="float" office:value="4400400000" calcext:value-type="float">
            <text:p>440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11700000" calcext:value-type="float">
            <text:p>5411700000</text:p>
          </table:table-cell>
          <table:table-cell office:value-type="float" office:value="4384400000" calcext:value-type="float">
            <text:p>4384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|</text:p>
          </table:table-cell>
          <table:table-cell table:formula="of:=[.D13]/[.C12]" office:value-type="string" office:string-value="" calcext:value-type="error">
            <text:p>#¡VALOR!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685300000" calcext:value-type="float">
            <text:p>5685300000</text:p>
          </table:table-cell>
          <table:table-cell office:value-type="float" office:value="3881300000" calcext:value-type="float">
            <text:p>38813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0000000" calcext:value-type="float">
            <text:p>5810000000</text:p>
          </table:table-cell>
          <table:table-cell office:value-type="float" office:value="4478000000" calcext:value-type="float">
            <text:p>447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16000000" calcext:value-type="float">
            <text:p>5216000000</text:p>
          </table:table-cell>
          <table:table-cell office:value-type="float" office:value="4208000000" calcext:value-type="float">
            <text:p>420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82000000" calcext:value-type="float">
            <text:p>4982000000</text:p>
          </table:table-cell>
          <table:table-cell office:value-type="float" office:value="4163000000" calcext:value-type="float">
            <text:p>41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32000000" calcext:value-type="float">
            <text:p>5832000000</text:p>
          </table:table-cell>
          <table:table-cell office:value-type="float" office:value="4930000000" calcext:value-type="float">
            <text:p>49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1000000" calcext:value-type="float">
            <text:p>6241000000</text:p>
          </table:table-cell>
          <table:table-cell office:value-type="float" office:value="5200000000" calcext:value-type="float">
            <text:p>520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391000000" calcext:value-type="float">
            <text:p>5391000000</text:p>
          </table:table-cell>
          <table:table-cell office:value-type="float" office:value="5197000000" calcext:value-type="float">
            <text:p>519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38700000" calcext:value-type="float">
            <text:p>7038700000</text:p>
          </table:table-cell>
          <table:table-cell office:value-type="float" office:value="6038300000" calcext:value-type="float">
            <text:p>603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415000000" calcext:value-type="float">
            <text:p>7415000000</text:p>
          </table:table-cell>
          <table:table-cell office:value-type="float" office:value="5152000000" calcext:value-type="float">
            <text:p>51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80000000" calcext:value-type="float">
            <text:p>6980000000</text:p>
          </table:table-cell>
          <table:table-cell office:value-type="float" office:value="5311000000" calcext:value-type="float">
            <text:p>531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263000000" calcext:value-type="float">
            <text:p>6263000000</text:p>
          </table:table-cell>
          <table:table-cell office:value-type="float" office:value="5130000000" calcext:value-type="float">
            <text:p>51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5099000000" calcext:value-type="float">
            <text:p>5099000000</text:p>
          </table:table-cell>
          <table:table-cell office:value-type="float" office:value="4147000000" calcext:value-type="float">
            <text:p>414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320000000" calcext:value-type="float">
            <text:p>4320000000</text:p>
          </table:table-cell>
          <table:table-cell office:value-type="float" office:value="3458500000" calcext:value-type="float">
            <text:p>34585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30000000" calcext:value-type="float">
            <text:p>3730000000</text:p>
          </table:table-cell>
          <table:table-cell office:value-type="float" office:value="2759300000" calcext:value-type="float">
            <text:p>2759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0900000" calcext:value-type="float">
            <text:p>3940900000</text:p>
          </table:table-cell>
          <table:table-cell office:value-type="float" office:value="2662800000" calcext:value-type="float">
            <text:p>266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191800000" calcext:value-type="float">
            <text:p>4191800000</text:p>
          </table:table-cell>
          <table:table-cell office:value-type="float" office:value="2884700000" calcext:value-type="float">
            <text:p>288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88000000" calcext:value-type="float">
            <text:p>5088000000</text:p>
          </table:table-cell>
          <table:table-cell office:value-type="float" office:value="2789000000" calcext:value-type="float">
            <text:p>278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138000000" calcext:value-type="float">
            <text:p>5138000000</text:p>
          </table:table-cell>
          <table:table-cell office:value-type="float" office:value="2660000000" calcext:value-type="float">
            <text:p>266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161000000" calcext:value-type="float">
            <text:p>5161000000</text:p>
          </table:table-cell>
          <table:table-cell office:value-type="float" office:value="3633000000" calcext:value-type="float">
            <text:p>363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895000000" calcext:value-type="float">
            <text:p>4895000000</text:p>
          </table:table-cell>
          <table:table-cell office:value-type="float" office:value="3580000000" calcext:value-type="float">
            <text:p>358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894900000" calcext:value-type="float">
            <text:p>4894900000</text:p>
          </table:table-cell>
          <table:table-cell office:value-type="float" office:value="3579600000" calcext:value-type="float">
            <text:p>35796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81000000" calcext:value-type="float">
            <text:p>4581000000</text:p>
          </table:table-cell>
          <table:table-cell office:value-type="float" office:value="3655000000" calcext:value-type="float">
            <text:p>365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38700000" calcext:value-type="float">
            <text:p>4838700000</text:p>
          </table:table-cell>
          <table:table-cell office:value-type="float" office:value="3656700000" calcext:value-type="float">
            <text:p>3656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933400000" calcext:value-type="float">
            <text:p>4933400000</text:p>
          </table:table-cell>
          <table:table-cell office:value-type="float" office:value="3646100000" calcext:value-type="float">
            <text:p>364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851500000" calcext:value-type="float">
            <text:p>4851500000</text:p>
          </table:table-cell>
          <table:table-cell office:value-type="float" office:value="3598300000" calcext:value-type="float">
            <text:p>35983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23000000" calcext:value-type="float">
            <text:p>4423000000</text:p>
          </table:table-cell>
          <table:table-cell office:value-type="float" office:value="3206000000" calcext:value-type="float">
            <text:p>320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4059900000" calcext:value-type="float">
            <text:p>4059900000</text:p>
          </table:table-cell>
          <table:table-cell office:value-type="float" office:value="3456100000" calcext:value-type="float">
            <text:p>345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714200000" calcext:value-type="float">
            <text:p>4714200000</text:p>
          </table:table-cell>
          <table:table-cell office:value-type="float" office:value="4402900000" calcext:value-type="float">
            <text:p>4402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21600000" calcext:value-type="float">
            <text:p>6221600000</text:p>
          </table:table-cell>
          <table:table-cell office:value-type="float" office:value="4101000000" calcext:value-type="float">
            <text:p>410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21400000" calcext:value-type="float">
            <text:p>6521400000</text:p>
          </table:table-cell>
          <table:table-cell office:value-type="float" office:value="4574300000" calcext:value-type="float">
            <text:p>4574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53100000" calcext:value-type="float">
            <text:p>6353100000</text:p>
          </table:table-cell>
          <table:table-cell office:value-type="float" office:value="5062200000" calcext:value-type="float">
            <text:p>50622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6004100000" calcext:value-type="float">
            <text:p>6004100000</text:p>
          </table:table-cell>
          <table:table-cell office:value-type="float" office:value="5121100000" calcext:value-type="float">
            <text:p>5121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68500000" calcext:value-type="float">
            <text:p>6368500000</text:p>
          </table:table-cell>
          <table:table-cell office:value-type="float" office:value="5315100000" calcext:value-type="float">
            <text:p>5315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400800000" calcext:value-type="float">
            <text:p>6400800000</text:p>
          </table:table-cell>
          <table:table-cell office:value-type="float" office:value="5333500000" calcext:value-type="float">
            <text:p>5333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84400000" calcext:value-type="float">
            <text:p>5884400000</text:p>
          </table:table-cell>
          <table:table-cell office:value-type="float" office:value="4952800000" calcext:value-type="float">
            <text:p>495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63600000" calcext:value-type="float">
            <text:p>5963600000</text:p>
          </table:table-cell>
          <table:table-cell office:value-type="float" office:value="5573800000" calcext:value-type="float">
            <text:p>5573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585100000" calcext:value-type="float">
            <text:p>5585100000</text:p>
          </table:table-cell>
          <table:table-cell office:value-type="float" office:value="5343900000" calcext:value-type="float">
            <text:p>5343900000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255000000" calcext:value-type="float">
            <text:p>5255000000</text:p>
          </table:table-cell>
          <table:table-cell office:value-type="float" office:value="4889200000" calcext:value-type="float">
            <text:p>488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4799600000" calcext:value-type="float">
            <text:p>47996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159100000" calcext:value-type="float">
            <text:p>6159100000</text:p>
          </table:table-cell>
          <table:table-cell office:value-type="float" office:value="5641500000" calcext:value-type="float">
            <text:p>564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150800000" calcext:value-type="float">
            <text:p>7150800000</text:p>
          </table:table-cell>
          <table:table-cell office:value-type="float" office:value="5661500000" calcext:value-type="float">
            <text:p>566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8082600000" calcext:value-type="float">
            <text:p>8082600000</text:p>
          </table:table-cell>
          <table:table-cell office:value-type="float" office:value="6489800000" calcext:value-type="float">
            <text:p>64898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939800000" calcext:value-type="float">
            <text:p>7939800000</text:p>
          </table:table-cell>
          <table:table-cell office:value-type="float" office:value="6899200000" calcext:value-type="float">
            <text:p>689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303700000" calcext:value-type="float">
            <text:p>7303700000</text:p>
          </table:table-cell>
          <table:table-cell office:value-type="float" office:value="6858500000" calcext:value-type="float">
            <text:p>685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420300000" calcext:value-type="float">
            <text:p>8420300000</text:p>
          </table:table-cell>
          <table:table-cell office:value-type="float" office:value="7671000000" calcext:value-type="float">
            <text:p>7671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97800000" calcext:value-type="float">
            <text:p>7797800000</text:p>
          </table:table-cell>
          <table:table-cell office:value-type="float" office:value="6888500000" calcext:value-type="float">
            <text:p>688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504300000" calcext:value-type="float">
            <text:p>7504300000</text:p>
          </table:table-cell>
          <table:table-cell office:value-type="float" office:value="6303000000" calcext:value-type="float">
            <text:p>6303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612900000" calcext:value-type="float">
            <text:p>6612900000</text:p>
          </table:table-cell>
          <table:table-cell office:value-type="float" office:value="6229700000" calcext:value-type="float">
            <text:p>62297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37000000" calcext:value-type="float">
            <text:p>6337000000</text:p>
          </table:table-cell>
          <table:table-cell office:value-type="float" office:value="5987400000" calcext:value-type="float">
            <text:p>59874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625000000" calcext:value-type="float">
            <text:p>5625000000</text:p>
          </table:table-cell>
          <table:table-cell office:value-type="float" office:value="5357400000" calcext:value-type="float">
            <text:p>5357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3400000" calcext:value-type="float">
            <text:p>6003400000</text:p>
          </table:table-cell>
          <table:table-cell office:value-type="float" office:value="4757700000" calcext:value-type="float">
            <text:p>4757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197100000" calcext:value-type="float">
            <text:p>6197100000</text:p>
          </table:table-cell>
          <table:table-cell office:value-type="float" office:value="5199000000" calcext:value-type="float">
            <text:p>51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3200000" calcext:value-type="float">
            <text:p>6713200000</text:p>
          </table:table-cell>
          <table:table-cell office:value-type="float" office:value="4859800000" calcext:value-type="float">
            <text:p>4859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420000000" calcext:value-type="float">
            <text:p>7420000000</text:p>
          </table:table-cell>
          <table:table-cell office:value-type="float" office:value="6042700000" calcext:value-type="float">
            <text:p>604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7009400000" calcext:value-type="float">
            <text:p>7009400000</text:p>
          </table:table-cell>
          <table:table-cell office:value-type="float" office:value="6099100000" calcext:value-type="float">
            <text:p>6099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43700000" calcext:value-type="float">
            <text:p>7643700000</text:p>
          </table:table-cell>
          <table:table-cell office:value-type="float" office:value="6366900000" calcext:value-type="float">
            <text:p>6366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701300000" calcext:value-type="float">
            <text:p>7701300000</text:p>
          </table:table-cell>
          <table:table-cell office:value-type="float" office:value="6312400000" calcext:value-type="float">
            <text:p>6312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793400000" calcext:value-type="float">
            <text:p>6793400000</text:p>
          </table:table-cell>
          <table:table-cell office:value-type="float" office:value="5905800000" calcext:value-type="float">
            <text:p>590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2100000" calcext:value-type="float">
            <text:p>6882100000</text:p>
          </table:table-cell>
          <table:table-cell office:value-type="float" office:value="6314700000" calcext:value-type="float">
            <text:p>631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2900000" calcext:value-type="float">
            <text:p>6642900000</text:p>
          </table:table-cell>
          <table:table-cell office:value-type="float" office:value="5831800000" calcext:value-type="float">
            <text:p>5831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295000000" calcext:value-type="float">
            <text:p>6295000000</text:p>
          </table:table-cell>
          <table:table-cell office:value-type="float" office:value="5460000000" calcext:value-type="float">
            <text:p>5460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664900000" calcext:value-type="float">
            <text:p>5664900000</text:p>
          </table:table-cell>
          <table:table-cell office:value-type="float" office:value="5385300000" calcext:value-type="float">
            <text:p>5385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5743000000" calcext:value-type="float">
            <text:p>5743000000</text:p>
          </table:table-cell>
          <table:table-cell office:value-type="float" office:value="5222500000" calcext:value-type="float">
            <text:p>5222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5968300000" calcext:value-type="float">
            <text:p>5968300000</text:p>
          </table:table-cell>
          <table:table-cell office:value-type="float" office:value="5458100000" calcext:value-type="float">
            <text:p>54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7565200000" calcext:value-type="float">
            <text:p>7565200000</text:p>
          </table:table-cell>
          <table:table-cell office:value-type="float" office:value="6413700000" calcext:value-type="float">
            <text:p>6413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429000000" calcext:value-type="float">
            <text:p>8429000000</text:p>
          </table:table-cell>
          <table:table-cell office:value-type="float" office:value="7091000000" calcext:value-type="float">
            <text:p>709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550900000" calcext:value-type="float">
            <text:p>7550900000</text:p>
          </table:table-cell>
          <table:table-cell office:value-type="float" office:value="6395700000" calcext:value-type="float">
            <text:p>639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7827900000" calcext:value-type="float">
            <text:p>7827900000</text:p>
          </table:table-cell>
          <table:table-cell office:value-type="float" office:value="7058100000" calcext:value-type="float">
            <text:p>70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734900000" calcext:value-type="float">
            <text:p>7734900000</text:p>
          </table:table-cell>
          <table:table-cell office:value-type="float" office:value="7167100000" calcext:value-type="float">
            <text:p>7167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994900000" calcext:value-type="float">
            <text:p>6994900000</text:p>
          </table:table-cell>
          <table:table-cell office:value-type="float" office:value="6145700000" calcext:value-type="float">
            <text:p>614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7271000000" calcext:value-type="float">
            <text:p>7271000000</text:p>
          </table:table-cell>
          <table:table-cell office:value-type="float" office:value="6561300000" calcext:value-type="float">
            <text:p>656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6829000000" calcext:value-type="float">
            <text:p>6829000000</text:p>
          </table:table-cell>
          <table:table-cell office:value-type="float" office:value="5928400000" calcext:value-type="float">
            <text:p>5928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5447000000" calcext:value-type="float">
            <text:p>5447000000</text:p>
          </table:table-cell>
          <table:table-cell office:value-type="float" office:value="5175200000" calcext:value-type="float">
            <text:p>51752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5231000000" calcext:value-type="float">
            <text:p>5231000000</text:p>
          </table:table-cell>
          <table:table-cell office:value-type="float" office:value="5222700000" calcext:value-type="float">
            <text:p>522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5393000000" calcext:value-type="float">
            <text:p>5393000000</text:p>
          </table:table-cell>
          <table:table-cell office:value-type="float" office:value="5308900000" calcext:value-type="float">
            <text:p>530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5253000000" calcext:value-type="float">
            <text:p>5253000000</text:p>
          </table:table-cell>
          <table:table-cell office:value-type="float" office:value="5188900000" calcext:value-type="float">
            <text:p>518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6700000" calcext:value-type="float">
            <text:p>6476700000</text:p>
          </table:table-cell>
          <table:table-cell office:value-type="float" office:value="5658300000" calcext:value-type="float">
            <text:p>565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8000000" calcext:value-type="float">
            <text:p>7178000000</text:p>
          </table:table-cell>
          <table:table-cell office:value-type="float" office:value="5890400000" calcext:value-type="float">
            <text:p>589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88000000" calcext:value-type="float">
            <text:p>7288000000</text:p>
          </table:table-cell>
          <table:table-cell office:value-type="float" office:value="6224100000" calcext:value-type="float">
            <text:p>62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723000000" calcext:value-type="float">
            <text:p>6723000000</text:p>
          </table:table-cell>
          <table:table-cell office:value-type="float" office:value="5907900000" calcext:value-type="float">
            <text:p>5907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599000000" calcext:value-type="float">
            <text:p>6599000000</text:p>
          </table:table-cell>
          <table:table-cell office:value-type="float" office:value="5641300000" calcext:value-type="float">
            <text:p>564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6016000000" calcext:value-type="float">
            <text:p>6016000000</text:p>
          </table:table-cell>
          <table:table-cell office:value-type="float" office:value="5499400000" calcext:value-type="float">
            <text:p>5499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967000000" calcext:value-type="float">
            <text:p>5967000000</text:p>
          </table:table-cell>
          <table:table-cell office:value-type="float" office:value="5524100000" calcext:value-type="float">
            <text:p>55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5279000000" calcext:value-type="float">
            <text:p>5279000000</text:p>
          </table:table-cell>
          <table:table-cell office:value-type="float" office:value="4766000000" calcext:value-type="float">
            <text:p>476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73000000" calcext:value-type="float">
            <text:p>4573000000</text:p>
          </table:table-cell>
          <table:table-cell office:value-type="float" office:value="4491000000" calcext:value-type="float">
            <text:p>4491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7000000" calcext:value-type="float">
            <text:p>3797000000</text:p>
          </table:table-cell>
          <table:table-cell office:value-type="float" office:value="4205000000" calcext:value-type="float">
            <text:p>420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67000000" calcext:value-type="float">
            <text:p>3867000000</text:p>
          </table:table-cell>
          <table:table-cell office:value-type="float" office:value="3999000000" calcext:value-type="float">
            <text:p>39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90000000" calcext:value-type="float">
            <text:p>4390000000</text:p>
          </table:table-cell>
          <table:table-cell office:value-type="float" office:value="5052000000" calcext:value-type="float">
            <text:p>5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46000000" calcext:value-type="float">
            <text:p>5146000000</text:p>
          </table:table-cell>
          <table:table-cell office:value-type="float" office:value="4957000000" calcext:value-type="float">
            <text:p>495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2000000" calcext:value-type="float">
            <text:p>5202000000</text:p>
          </table:table-cell>
          <table:table-cell office:value-type="float" office:value="4988000000" calcext:value-type="float">
            <text:p>498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39000000" calcext:value-type="float">
            <text:p>6039000000</text:p>
          </table:table-cell>
          <table:table-cell office:value-type="float" office:value="5758000000" calcext:value-type="float">
            <text:p>575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7000000" calcext:value-type="float">
            <text:p>5567000000</text:p>
          </table:table-cell>
          <table:table-cell office:value-type="float" office:value="5665000000" calcext:value-type="float">
            <text:p>566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1000000" calcext:value-type="float">
            <text:p>5131000000</text:p>
          </table:table-cell>
          <table:table-cell office:value-type="float" office:value="5438000000" calcext:value-type="float">
            <text:p>543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9000000" calcext:value-type="float">
            <text:p>5169000000</text:p>
          </table:table-cell>
          <table:table-cell office:value-type="float" office:value="5525000000" calcext:value-type="float">
            <text:p>5525000000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2000000" calcext:value-type="float">
            <text:p>5032000000</text:p>
          </table:table-cell>
          <table:table-cell table:style-name="ce14" office:value-type="float" office:value="4940000000" calcext:value-type="float">
            <text:p>4940000000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4741000000" calcext:value-type="float">
            <text:p>474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11000000" calcext:value-type="float">
            <text:p>3411000000</text:p>
          </table:table-cell>
          <table:table-cell office:value-type="float" office:value="4521000000" calcext:value-type="float">
            <text:p>4521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000000" calcext:value-type="float">
            <text:p>3875000000</text:p>
          </table:table-cell>
          <table:table-cell office:value-type="float" office:value="4052000000" calcext:value-type="float">
            <text:p>4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000000" calcext:value-type="float">
            <text:p>4143000000</text:p>
          </table:table-cell>
          <table:table-cell office:value-type="float" office:value="4034000000" calcext:value-type="float">
            <text:p>4034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4000000" calcext:value-type="float">
            <text:p>4424000000</text:p>
          </table:table-cell>
          <table:table-cell office:value-type="float" office:value="4698000000" calcext:value-type="float">
            <text:p>469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000000" calcext:value-type="float">
            <text:p>4743000000</text:p>
          </table:table-cell>
          <table:table-cell office:value-type="float" office:value="4371000000" calcext:value-type="float">
            <text:p>437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1000000" calcext:value-type="float">
            <text:p>5371000000</text:p>
          </table:table-cell>
          <table:table-cell office:value-type="float" office:value="4886000000" calcext:value-type="float">
            <text:p>488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285000000" calcext:value-type="float">
            <text:p>5285000000</text:p>
          </table:table-cell>
          <table:table-cell office:value-type="float" office:value="5112000000" calcext:value-type="float">
            <text:p>511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80000000" calcext:value-type="float">
            <text:p>4980000000</text:p>
          </table:table-cell>
          <table:table-cell office:value-type="float" office:value="4649000000" calcext:value-type="float">
            <text:p>464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59000000" calcext:value-type="float">
            <text:p>5759000000</text:p>
          </table:table-cell>
          <table:table-cell office:value-type="float" office:value="5051000000" calcext:value-type="float">
            <text:p>50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18000000" calcext:value-type="float">
            <text:p>5018000000</text:p>
          </table:table-cell>
          <table:table-cell office:value-type="float" office:value="4679000000" calcext:value-type="float">
            <text:p>467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11000000" calcext:value-type="float">
            <text:p>4711000000</text:p>
          </table:table-cell>
          <table:table-cell office:value-type="float" office:value="4829000000" calcext:value-type="float">
            <text:p>482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36000000" calcext:value-type="float">
            <text:p>4836000000</text:p>
          </table:table-cell>
          <table:table-cell office:value-type="float" office:value="4721000000" calcext:value-type="float">
            <text:p>472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587000000" calcext:value-type="float">
            <text:p>4587000000</text:p>
          </table:table-cell>
          <table:table-cell office:value-type="float" office:value="4526000000" calcext:value-type="float">
            <text:p>4526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52000000" calcext:value-type="float">
            <text:p>4252000000</text:p>
          </table:table-cell>
          <table:table-cell office:value-type="float" office:value="4340000000" calcext:value-type="float">
            <text:p>434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88000000" calcext:value-type="float">
            <text:p>3888000000</text:p>
          </table:table-cell>
          <table:table-cell office:value-type="float" office:value="4010000000" calcext:value-type="float">
            <text:p>401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4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29:.L129])" office:value-type="float" office:value="1.59486403518803" calcext:value-type="float">
            <text:p>1,59486403518803</text:p>
          </table:table-cell>
          <table:table-cell table:formula="of:=[.M129]*[.$M$142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30:.L130])" office:value-type="float" office:value="0.888470960876989" calcext:value-type="float">
            <text:p>0,888470960876989</text:p>
          </table:table-cell>
          <table:table-cell table:formula="of:=[.M130]*[.$M$142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31:.L131])" office:value-type="float" office:value="1.00431750889703" calcext:value-type="float">
            <text:p>1,00431750889703</text:p>
          </table:table-cell>
          <table:table-cell table:formula="of:=[.M131]*[.$M$142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32:.L132])" office:value-type="float" office:value="0.979798581355767" calcext:value-type="float">
            <text:p>0,979798581355767</text:p>
          </table:table-cell>
          <table:table-cell table:formula="of:=[.M132]*[.$M$142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33:.L133])" office:value-type="float" office:value="0.954287858743077" calcext:value-type="float">
            <text:p>0,954287858743077</text:p>
          </table:table-cell>
          <table:table-cell table:formula="of:=[.M133]*[.$M$142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34:.L134])" office:value-type="float" office:value="0.963852051926466" calcext:value-type="float">
            <text:p>0,963852051926466</text:p>
          </table:table-cell>
          <table:table-cell table:formula="of:=[.M134]*[.$M$142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35:.L135])" office:value-type="float" office:value="1.08624539743348" calcext:value-type="float">
            <text:p>1,08624539743348</text:p>
          </table:table-cell>
          <table:table-cell table:formula="of:=[.M135]*[.$M$142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36:.L136])" office:value-type="float" office:value="1.0468937995561" calcext:value-type="float">
            <text:p>1,0468937995561</text:p>
          </table:table-cell>
          <table:table-cell table:formula="of:=[.M136]*[.$M$142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37:.L137])" office:value-type="float" office:value="1.11739003371515" calcext:value-type="float">
            <text:p>1,11739003371515</text:p>
          </table:table-cell>
          <table:table-cell table:formula="of:=[.M137]*[.$M$142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38:.L138])" office:value-type="float" office:value="0.992344284282787" calcext:value-type="float">
            <text:p>0,992344284282787</text:p>
          </table:table-cell>
          <table:table-cell table:formula="of:=[.M138]*[.$M$142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39:.L139])" office:value-type="float" office:value="0.827503791050857" calcext:value-type="float">
            <text:p>0,827503791050857</text:p>
          </table:table-cell>
          <table:table-cell table:formula="of:=[.M139]*[.$M$142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40:.L140])" office:value-type="float" office:value="0.522075661474617" calcext:value-type="float">
            <text:p>0,522075661474617</text:p>
          </table:table-cell>
          <table:table-cell table:formula="of:=[.M140]*[.$M$142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003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8:Datos.D1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7 Datos.E8:Datos.E1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2:Datos.C2 Datos.C3:Datos.C1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2:Datos.J1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63.91mm" svg:height="122.82mm" svg:x="80.86mm" svg:y="115.6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64.83mm" svg:height="140.72mm" svg:x="79.03mm" svg:y="246.26mm">
            <loext:p/>
            <draw:object draw:notify-on-update-of-ranges="Datos.C1:Datos.C1 Datos.C2:Datos.C123 Datos.L1:Datos.L1 Datos.L2:Datos.L1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/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/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/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15:53:26.57306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6T15:59:18.198992139</dc:date>
    <meta:editing-duration>PT4H27M6S</meta:editing-duration>
    <meta:editing-cycles>16</meta:editing-cycles>
    <meta:generator>LibreOffice/5.4.2.2.0$Linux_X86_64 LibreOffice_project/40$Build-2</meta:generator>
    <meta:document-statistic meta:table-count="4" meta:cell-count="225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2:Datos.C123" chart:data-source-has-labels="row" svg:x="0.534cm" svg:y="1.216cm" svg:width="25.653cm" svg:height="8.103cm">
          <chartooo:coordinate-region svg:x="1.711cm" svg:y="1.358cm" svg:width="24.179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4cm" svg:height="14.073cm" xlink:href=".." xlink:type="simple" chart:class="chart:line" chart:style-name="ch1">
        <chart:title svg:x="10.698cm" svg:y="0.416cm" chart:style-name="ch2">
          <text:p>Ventas vs Importaciones</text:p>
        </chart:title>
        <chart:legend chart:legend-position="bottom" svg:x="9.766cm" svg:y="13.553cm" style:legend-expansion="wide" chart:style-name="ch3"/>
        <chart:plot-area chart:style-name="ch4" table:cell-range-address="Datos.C1:Datos.C123 Datos.L1:Datos.L123" chart:data-source-has-labels="row" svg:x="0.529cm" svg:y="1.398cm" svg:width="25.426cm" svg:height="11.69cm">
          <chartooo:coordinate-region svg:x="2.632cm" svg:y="1.541cm" svg:width="21.96cm" svg:height="10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9" chart:values-cell-range-address="Datos.L2:Datos.L123" chart:label-cell-address="Datos.L1:Datos.L1" chart:class="chart:line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2951000000">
                <text:p>2951000000</text:p>
                <draw:g>
                  <svg:desc>Datos.L2:Datos.L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2790700000">
                <text:p>27907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3422100000">
                <text:p>34221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3060800000">
                <text:p>3060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3542100000">
                <text:p>35421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3578900000">
                <text:p>35789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125800000">
                <text:p>41258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606300000">
                <text:p>46063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3963000000">
                <text:p>3963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4400400000">
                <text:p>44004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4384400000">
                <text:p>43844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3881300000">
                <text:p>3881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4478000000">
                <text:p>4478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4208000000">
                <text:p>4208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163000000">
                <text:p>4163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4930000000">
                <text:p>493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5200000000">
                <text:p>52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197000000">
                <text:p>5197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6038300000">
                <text:p>60383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5152000000">
                <text:p>5152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5311000000">
                <text:p>5311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5130000000">
                <text:p>513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4147000000">
                <text:p>4147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3458500000">
                <text:p>34585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2759300000">
                <text:p>27593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2662800000">
                <text:p>26628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2884700000">
                <text:p>28847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2789000000">
                <text:p>2789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2660000000">
                <text:p>266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3633000000">
                <text:p>3633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3580000000">
                <text:p>3580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3579600000">
                <text:p>35796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3655000000">
                <text:p>3655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3656700000">
                <text:p>3656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3646100000">
                <text:p>36461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3598300000">
                <text:p>35983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3206000000">
                <text:p>3206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3456100000">
                <text:p>34561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402900000">
                <text:p>44029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4101000000">
                <text:p>4101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4574300000">
                <text:p>45743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5062200000">
                <text:p>50622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5121100000">
                <text:p>5121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5315100000">
                <text:p>53151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5333500000">
                <text:p>53335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4952800000">
                <text:p>49528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573800000">
                <text:p>55738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343900000">
                <text:p>53439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4889200000">
                <text:p>48892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4799600000">
                <text:p>47996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5641500000">
                <text:p>56415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5661500000">
                <text:p>56615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6489800000">
                <text:p>64898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6899200000">
                <text:p>68992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6858500000">
                <text:p>68585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7671000000">
                <text:p>7671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6888500000">
                <text:p>68885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6303000000">
                <text:p>6303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229700000">
                <text:p>62297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5987400000">
                <text:p>59874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357400000">
                <text:p>53574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4757700000">
                <text:p>47577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5199000000">
                <text:p>5199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4859800000">
                <text:p>48598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6042700000">
                <text:p>60427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6099100000">
                <text:p>60991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6366900000">
                <text:p>63669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6312400000">
                <text:p>63124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5905800000">
                <text:p>59058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314700000">
                <text:p>63147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5831800000">
                <text:p>58318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5460000000">
                <text:p>5460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385300000">
                <text:p>53853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222500000">
                <text:p>52225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458100000">
                <text:p>54581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6413700000">
                <text:p>64137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7091000000">
                <text:p>7091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6395700000">
                <text:p>63957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058100000">
                <text:p>70581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167100000">
                <text:p>71671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145700000">
                <text:p>61457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6561300000">
                <text:p>65613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5928400000">
                <text:p>59284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175200000">
                <text:p>51752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22700000">
                <text:p>52227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08900000">
                <text:p>53089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188900000">
                <text:p>51889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5658300000">
                <text:p>56583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5890400000">
                <text:p>58904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6224100000">
                <text:p>62241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5907900000">
                <text:p>59079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5641300000">
                <text:p>56413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5499400000">
                <text:p>54994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524100000">
                <text:p>55241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4766000000">
                <text:p>4766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491000000">
                <text:p>4491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4205000000">
                <text:p>4205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999000000">
                <text:p>3999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5052000000">
                <text:p>5052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4957000000">
                <text:p>4957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4988000000">
                <text:p>4988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5758000000">
                <text:p>5758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665000000">
                <text:p>5665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438000000">
                <text:p>5438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4940000000">
                <text:p>4940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741000000">
                <text:p>4741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4521000000">
                <text:p>452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4052000000">
                <text:p>4052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034000000">
                <text:p>4034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698000000">
                <text:p>4698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371000000">
                <text:p>4371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4886000000">
                <text:p>4886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112000000">
                <text:p>5112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649000000">
                <text:p>4649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051000000">
                <text:p>5051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4679000000">
                <text:p>4679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829000000">
                <text:p>4829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721000000">
                <text:p>4721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26000000">
                <text:p>4526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340000000">
                <text:p>4340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4010000000">
                <text:p>4010000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8:Datos.D126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26" chart:data-source-has-labels="row" svg:x="0.422cm" svg:y="1.228cm" svg:width="20.275cm" svg:height="8.421cm">
          <chartooo:coordinate-region svg:x="2.234cm" svg:y="1.332cm" svg:width="18.463cm" svg:height="8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92cm" svg:height="12.283cm" xlink:href="." xlink:type="simple" chart:class="chart:line" chart:style-name="ch1">
        <chart:title svg:x="10.639cm" svg:y="0.38cm" chart:style-name="ch2">
          <text:p>Ventas vs Exportaciones</text:p>
        </chart:title>
        <chart:legend chart:legend-position="bottom" svg:x="9.707cm" svg:y="11.763cm" style:legend-expansion="wide" chart:style-name="ch3"/>
        <chart:plot-area chart:style-name="ch4" chart:data-source-has-labels="both" svg:x="0.527cm" svg:y="1.326cm" svg:width="25.338cm" svg:height="10.008cm">
          <chartooo:coordinate-region svg:x="2.63cm" svg:y="1.469cm" svg:width="21.872cm" svg:height="8.978cm"/>
          <chart:axis chart:dimension="x" chart:name="primary-x" chart:style-name="ch5" chartooo:axis-type="text">
            <chart:categories table:cell-range-address="local-table.$A$2:.$A$1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local-table.$B$2:.$B$123" chart:label-cell-address="local-table.$B$1" chart:class="chart:line">
            <chart:data-point chart:repeated="122"/>
          </chart:series>
          <chart:series chart:attached-axis="primary-y" chart:style-name="ch10" chart:values-cell-range-address="local-table.$C$2:.$C$123" chart:label-cell-address="local-table.$C$1" chart:class="chart:line"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</table:table-cell>
              <table:table-cell office:value-type="string">
                <text:p>Exportaciones (dólar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</table:table-cell>
              <table:table-cell office:value-type="float" office:value="3388900000">
                <text:p>33889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26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